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ext_20_body">
      <style:text-properties officeooo:rsid="00083a1a" officeooo:paragraph-rsid="00083a1a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a4e2d" officeooo:paragraph-rsid="000a4e2d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a4e2d" officeooo:paragraph-rsid="000a4e2d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ac909" officeooo:paragraph-rsid="000ac909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a4e2d" officeooo:paragraph-rsid="000a4e2d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83a1a"/>
    </style:style>
    <style:style style:name="T2" style:family="text">
      <style:text-properties officeooo:rsid="000a4e2d"/>
    </style:style>
    <style:style style:name="T3" style:family="text">
      <style:text-properties officeooo:rsid="000a4e2d" style:font-name-asian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rski Paul</text:p>
      <text:p text:style-name="P9">Sok Chanattan</text:p>
      <text:p text:style-name="P9">LU2IN013</text:p>
      <text:p text:style-name="P9"/>
      <text:p text:style-name="P10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2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>X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11">2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1">5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<text:soft-page-break/>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<text:span text:style-name="T3">que les agents mangent</text:span>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voir des 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8">X</text:p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8">X</text:p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<text:soft-page-break/>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12">L’utilisateur veut voir pousser des plantes</text:p>
          </table:table-cell>
          <table:table-cell table:style-name="Table1.A12" office:value-type="string">
            <text:p text:style-name="P11">20</text:p>
          </table:table-cell>
          <table:table-cell table:style-name="Table1.A12" office:value-type="string">
            <text:p text:style-name="P14">15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16">X</text:p>
          </table:table-cell>
          <table:table-cell table:style-name="Table1.A1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 Jarski</meta:initial-creator>
    <meta:editing-cycles>5</meta:editing-cycles>
    <meta:creation-date>2022-02-17T10:42:00</meta:creation-date>
    <dc:date>2022-04-14T01:48:43.871220699</dc:date>
    <meta:editing-duration>PT29M23S</meta:editing-duration>
    <meta:generator>LibreOffice/7.2.2.2$MacOSX_X86_64 LibreOffice_project/02b2acce88a210515b4a5bb2e46cbfb63fe97d56</meta:generator>
    <meta:document-statistic meta:table-count="1" meta:image-count="0" meta:object-count="0" meta:page-count="3" meta:paragraph-count="70" meta:word-count="162" meta:character-count="890" meta:non-whitespace-character-count="798"/>
    <meta:user-defined meta:name="AppVersion">16.0000</meta:user-defined>
    <meta:template xlink:type="simple" xlink:actuate="onRequest" xlink:title="Normal.dotm" xlink:href=""/>
  </office:meta>
</office:document-meta>
</file>